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58.78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29.47mm" fo:break-before="auto" style:use-optimal-row-height="true"/>
    </style:style>
    <style:style style:name="ro121" style:family="table-row">
      <style:table-row-properties style:row-height="32.37mm" fo:break-before="auto" style:use-optimal-row-height="true"/>
    </style:style>
    <style:style style:name="ro122" style:family="table-row">
      <style:table-row-properties style:row-height="54.68mm" fo:break-before="auto" style:use-optimal-row-height="true"/>
    </style:style>
    <style:style style:name="ro123" style:family="table-row">
      <style:table-row-properties style:row-height="15.54mm" fo:break-before="auto" style:use-optimal-row-height="false"/>
    </style:style>
    <style:style style:name="ro124" style:family="table-row">
      <style:table-row-properties style:row-height="17.64mm" fo:break-before="auto" style:use-optimal-row-height="true"/>
    </style:style>
    <style:style style:name="ro125" style:family="table-row">
      <style:table-row-properties style:row-height="16.07mm" fo:break-before="auto" style:use-optimal-row-height="false"/>
    </style:style>
    <style:style style:name="ro126" style:family="table-row">
      <style:table-row-properties style:row-height="57.15mm" fo:break-before="auto" style:use-optimal-row-height="true"/>
    </style:style>
    <style:style style:name="ro127" style:family="table-row">
      <style:table-row-properties style:row-height="89.25mm" fo:break-before="auto" style:use-optimal-row-height="true"/>
    </style:style>
    <style:style style:name="ro128" style:family="table-row">
      <style:table-row-properties style:row-height="64.73mm" fo:break-before="auto" style:use-optimal-row-height="false"/>
    </style:style>
    <style:style style:name="ro129" style:family="table-row">
      <style:table-row-properties style:row-height="80.79mm" fo:break-before="auto" style:use-optimal-row-height="true"/>
    </style:style>
    <style:style style:name="ro130" style:family="table-row">
      <style:table-row-properties style:row-height="73.38mm" fo:break-before="auto" style:use-optimal-row-height="true"/>
    </style:style>
    <style:style style:name="ro131" style:family="table-row">
      <style:table-row-properties style:row-height="68.79mm" fo:break-before="auto" style:use-optimal-row-height="true"/>
    </style:style>
    <style:style style:name="ro132" style:family="table-row">
      <style:table-row-properties style:row-height="29.28mm" fo:break-before="auto" style:use-optimal-row-height="true"/>
    </style:style>
    <style:style style:name="ro13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7" style:family="table-cell" style:parent-style-name="Default">
      <style:table-cell-properties fo:background-color="#fff200"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6" style:family="table-cell" style:parent-style-name="Default">
      <style:table-cell-properties fo:background-color="#fff200" style:text-align-source="fix" style:repeat-content="false"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1">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text:a xlink:href="https://github.com/clear-code/disable-about-something/blob/master/autoconfig-disableaboutsomething.js" xlink:type="simple">https://github.com/clear-code/disable-about-something/blob/master/autoconfig-disableaboutsomething.js</text:a></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MCDで設定を反映する</text:p>
          </table:table-cell>
          <table:table-cell table:style-name="ce167" office:value-type="string" calcext:value-type="string">
            <text:p>ローカルストレージを書き換える必要がある</text:p>
            <text:p>TODO:</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1">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0">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19">
          <table:table-cell table:style-name="ce6" table:number-columns-repeated="35"/>
          <table:table-cell table:number-columns-repeated="989"/>
        </table:table-row>
        <table:table-row table:style-name="ro119">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8" office:value-type="string" calcext:value-type="string">
            <text:p>MenuShortcut-1</text:p>
          </table:table-cell>
          <table:table-cell table:style-name="ce188" office:value-type="string" calcext:value-type="string">
            <text:p>閉じたタブを開き直す</text:p>
          </table:table-cell>
          <table:table-cell table:style-name="ce188" office:value-type="string" calcext:value-type="string">
            <text:p>undoCloseTab</text:p>
          </table:table-cell>
          <table:table-cell table:style-name="ce193" office:value-type="string" calcext:value-type="string">
            <text:p>Ctrl-Shift-T</text:p>
          </table:table-cell>
          <table:table-cell table:style-name="ce19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8" office:value-type="string" calcext:value-type="string">
            <text:p>Ctrl-Shift-T</text:p>
          </table:table-cell>
          <table:table-cell table:style-name="ce18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8" office:value-type="string" calcext:value-type="string">
            <text:p>MenuShortcut-2</text:p>
          </table:table-cell>
          <table:table-cell table:style-name="ce188" office:value-type="string" calcext:value-type="string">
            <text:p>閉じたウィンドウを開き直す</text:p>
          </table:table-cell>
          <table:table-cell table:style-name="ce188" office:value-type="string" calcext:value-type="string">
            <text:p>undoCloseWindow</text:p>
          </table:table-cell>
          <table:table-cell table:style-name="ce193" office:value-type="string" calcext:value-type="string">
            <text:p>Ctrl-Shift-N</text:p>
          </table:table-cell>
          <table:table-cell table:style-name="ce193" office:value-type="string" calcext:value-type="string">
            <text:p>#key_undoCloseWindow,</text:p>
            <text:p>#History\:UndoCloseWindow,</text:p>
            <text:p>#historyUndoWindowMenu,</text:p>
            <text:p>#PanelUI-recentlyClosedWindows-separator,</text:p>
            <text:p>#PanelUI-recentlyClosedWindow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8" office:value-type="string" calcext:value-type="string">
            <text:p>Ctrl-Shift-N</text:p>
          </table:table-cell>
          <table:table-cell table:style-name="ce188" office:value-type="string" calcext:value-type="string">
            <text:p>#key_undoCloseWindow,</text:p>
            <text:p>#History\:UndoCloseWindow,</text:p>
            <text:p>#historyUndoWindowMenu,</text:p>
            <text:p>#PanelUI-recentlyClosedWindows-separator,</text:p>
            <text:p>#PanelUI-recentlyClosedWindow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8" office:value-type="string" calcext:value-type="string">
            <text:p>MenuShortcut-3</text:p>
          </table:table-cell>
          <table:table-cell table:style-name="ce188" office:value-type="string" calcext:value-type="string">
            <text:p>ファイル＞新しいプライベートウィンドウを開く</text:p>
          </table:table-cell>
          <table:table-cell table:style-name="ce188" office:value-type="string" calcext:value-type="string">
            <text:p>undoCloseWindow</text:p>
          </table:table-cell>
          <table:table-cell table:style-name="ce193" office:value-type="string" calcext:value-type="string">
            <text:p>Ctrl-Shift-P</text:p>
          </table:table-cell>
          <table:table-cell table:style-name="ce19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8" office:value-type="string" calcext:value-type="string">
            <text:p>Ctrl-Shift-P</text:p>
          </table:table-cell>
          <table:table-cell table:style-name="ce18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8" office:value-type="string" calcext:value-type="string">
            <text:p>MenuShortcut-4</text:p>
          </table:table-cell>
          <table:table-cell table:style-name="ce188" office:value-type="string" calcext:value-type="string">
            <text:p>ファイル＞ページのURLをメールで送信（ページのURLをメールで送信ボタン）</text:p>
          </table:table-cell>
          <table:table-cell table:style-name="ce188" office:value-type="string" calcext:value-type="string">
            <text:p>browser_sendLink</text:p>
          </table:table-cell>
          <table:table-cell table:style-name="ce193" office:value-type="string" calcext:value-type="string">
            <text:p>-</text:p>
          </table:table-cell>
          <table:table-cell table:style-name="ce193" office:value-type="string" calcext:value-type="string">
            <text:p>#Browser\:SendLink,</text:p>
            <text:p>#menu_sendLink,</text:p>
            <text:p>#context-sendpage,</text:p>
            <text:p>#email-link-button,</text:p>
            <text:p>#wrapper-email-link-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8" office:value-type="string" calcext:value-type="string">
            <text:p>-</text:p>
          </table:table-cell>
          <table:table-cell table:style-name="ce188" office:value-type="string" calcext:value-type="string">
            <text:p>#Browser\:SendLink,</text:p>
            <text:p>#menu_sendLink,</text:p>
            <text:p>#context-sendpage,</text:p>
            <text:p>#email-link-button,</text:p>
            <text:p>#wrapper-email-link-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8" office:value-type="string" calcext:value-type="string">
            <text:p>MenuShortcut-5</text:p>
          </table:table-cell>
          <table:table-cell table:style-name="ce188" office:value-type="string" calcext:value-type="string">
            <text:p>ファイル＞オフライン作業</text:p>
          </table:table-cell>
          <table:table-cell table:style-name="ce188" office:value-type="string" calcext:value-type="string">
            <text:p>goOfflineMenuitem</text:p>
          </table:table-cell>
          <table:table-cell table:style-name="ce193" office:value-type="string" calcext:value-type="string">
            <text:p>-</text:p>
          </table:table-cell>
          <table:table-cell table:style-name="ce193" office:value-type="string" calcext:value-type="string">
            <text:p>#goOfflineMenuitem,</text:p>
            <text:p>[oncommand="BrowserOffline.toggleOfflineStatu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8" office:value-type="string" calcext:value-type="string">
            <text:p>-</text:p>
          </table:table-cell>
          <table:table-cell table:style-name="ce188" office:value-type="string" calcext:value-type="string">
            <text:p>#goOfflineMenuitem,</text:p>
            <text:p>[oncommand="BrowserOffline.toggleOfflineStatu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2">
          <table:table-cell table:style-name="ce6"/>
          <table:table-cell table:style-name="ce6" table:formula="of:=IF(AND([.$A10]&lt;&gt;&quot;&quot;;NOT(ISNUMBER(FIND(&quot;廃止&quot;;[.$C10]))));MAX([.$B$1:.$B9])+1;&quot;&quot;)">
            <text:p/>
          </table:table-cell>
          <table:table-cell table:style-name="ce188" office:value-type="string" calcext:value-type="string">
            <text:p>MenuShortcut-6（廃止）</text:p>
          </table:table-cell>
          <table:table-cell table:style-name="ce188" office:value-type="string" calcext:value-type="string">
            <text:p>ツール＞プライベートブラウジングの開始</text:p>
          </table:table-cell>
          <table:table-cell table:style-name="ce188" office:value-type="string" calcext:value-type="string">
            <text:p>privatebrowsing</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0]=[.L10];[.G10]=[.M10];[.H10]=[.N10]);&quot;&quot;;IF([.L1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8" office:value-type="string" calcext:value-type="string">
            <text:p>MenuShortcut-7</text:p>
          </table:table-cell>
          <table:table-cell table:style-name="ce188" office:value-type="string" calcext:value-type="string">
            <text:p>ツール＞ダウンロード</text:p>
            <text:p>（旧バージョンでは「ダウンロードマネージャ」）</text:p>
          </table:table-cell>
          <table:table-cell table:style-name="ce188" office:value-type="string" calcext:value-type="string">
            <text:p>openDownloads</text:p>
          </table:table-cell>
          <table:table-cell table:style-name="ce193" office:value-type="string" calcext:value-type="string">
            <text:p>Ctrl-J</text:p>
          </table:table-cell>
          <table:table-cell table:style-name="ce193" office:value-type="string" calcext:value-type="string">
            <text:p>#key_openDownloads,</text:p>
            <text:p>#Tools\:Downloads,</text:p>
            <text:p>#menu_openDownloads,</text:p>
            <text:p>#downloads-button,</text:p>
            <text:p>#wrapper-downloads-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8" office:value-type="string" calcext:value-type="string">
            <text:p>Ctrl-J</text:p>
          </table:table-cell>
          <table:table-cell table:style-name="ce188" office:value-type="string" calcext:value-type="string">
            <text:p>#key_openDownloads,</text:p>
            <text:p>#Tools\:Downloads,</text:p>
            <text:p>#menu_openDownloads,</text:p>
            <text:p>#downloads-button,</text:p>
            <text:p>#wrapper-downloads-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2">
          <table:table-cell table:style-name="ce6"/>
          <table:table-cell table:style-name="ce6" table:formula="of:=IF(AND([.$A12]&lt;&gt;&quot;&quot;;NOT(ISNUMBER(FIND(&quot;廃止&quot;;[.$C12]))));MAX([.$B$1:.$B11])+1;&quot;&quot;)">
            <text:p/>
          </table:table-cell>
          <table:table-cell table:style-name="ce188" office:value-type="string" calcext:value-type="string">
            <text:p>MenuShortcut-8（廃止）</text:p>
          </table:table-cell>
          <table:table-cell table:style-name="ce188" office:value-type="string" calcext:value-type="string">
            <text:p>ツール＞ページの調査</text:p>
          </table:table-cell>
          <table:table-cell table:style-name="ce188" office:value-type="string" calcext:value-type="string">
            <text:p>inspectP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2]=[.L12];[.G12]=[.M12];[.H12]=[.N12]);&quot;&quot;;IF([.L12]=&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8" office:value-type="string" calcext:value-type="string">
            <text:p>MenuShortcut-9（廃止）</text:p>
          </table:table-cell>
          <table:table-cell table:style-name="ce188" office:value-type="string" calcext:value-type="string">
            <text:p>ツール＞アプリ</text:p>
          </table:table-cell>
          <table:table-cell table:style-name="ce188" office:value-type="string" calcext:value-type="string">
            <text:p>openApps</text:p>
          </table:table-cell>
          <table:table-cell table:style-name="ce193" office:value-type="string" calcext:value-type="string">
            <text:p>Firefox 45で廃止</text:p>
          </table:table-cell>
          <table:table-cell table:style-name="ce193"/>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8" office:value-type="string" calcext:value-type="string">
            <text:p>Firefox 45で廃止</text:p>
          </table:table-cell>
          <table:table-cell table:style-name="ce188"/>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8" office:value-type="string" calcext:value-type="string">
            <text:p>MenuShortcut-10</text:p>
          </table:table-cell>
          <table:table-cell table:style-name="ce188" office:value-type="string" calcext:value-type="string">
            <text:p>ツール＞ウェブ開発（開発ツールボタン）</text:p>
          </table:table-cell>
          <table:table-cell table:style-name="ce188" office:value-type="string" calcext:value-type="string">
            <text:p>webDeveloper</text:p>
          </table:table-cell>
          <table:table-cell table:style-name="ce193" office:value-type="string" calcext:value-type="string">
            <text:p>-</text:p>
          </table:table-cell>
          <table:table-cell table:style-name="ce193" office:value-type="string" calcext:value-type="string">
            <text:p>#webDeveloperMenu,</text:p>
            <text:p>#developer-button,</text:p>
            <text:p>#wrapper-developer-button,</text:p>
            <text:p>#devTools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8" office:value-type="string" calcext:value-type="string">
            <text:p>-</text:p>
          </table:table-cell>
          <table:table-cell table:style-name="ce188" office:value-type="string" calcext:value-type="string">
            <text:p>#webDeveloperMenu,</text:p>
            <text:p>#developer-button,</text:p>
            <text:p>#wrapper-developer-button,</text:p>
            <text:p>#devTools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8" office:value-type="string" calcext:value-type="string">
            <text:p>MenuShortcut-11</text:p>
          </table:table-cell>
          <table:table-cell table:style-name="ce188" office:value-type="string" calcext:value-type="string">
            <text:p>ツール＞ウェブ開発＞開発ツールを表示</text:p>
          </table:table-cell>
          <table:table-cell table:style-name="ce188" office:value-type="string" calcext:value-type="string">
            <text:p>devToolbox</text:p>
          </table:table-cell>
          <table:table-cell table:style-name="ce193" office:value-type="string" calcext:value-type="string">
            <text:p>Ctrl-Shift-I,</text:p>
            <text:p>F12</text:p>
          </table:table-cell>
          <table:table-cell table:style-name="ce193" office:value-type="string" calcext:value-type="string">
            <text:p>#menu_devToolbox,</text:p>
            <text:p>#key_devToolboxMenuItem,</text:p>
            <text:p>#key_devToolboxMenuItemF12,</text:p>
            <text:p>[key='key_devToolboxMenuItem']</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8" office:value-type="string" calcext:value-type="string">
            <text:p>Ctrl-Shift-I,</text:p>
            <text:p>F12</text:p>
          </table:table-cell>
          <table:table-cell table:style-name="ce188" office:value-type="string" calcext:value-type="string">
            <text:p>#menu_devToolbox,</text:p>
            <text:p>#key_devToolboxMenuItem,</text:p>
            <text:p>#key_devToolboxMenuItemF12,</text:p>
            <text:p>[key='key_devToolboxMenuItem']</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8" office:value-type="string" calcext:value-type="string">
            <text:p>MenuShortcut-12</text:p>
          </table:table-cell>
          <table:table-cell table:style-name="ce188" office:value-type="string" calcext:value-type="string">
            <text:p>ツール＞ウェブ開発＞インスペクタ</text:p>
          </table:table-cell>
          <table:table-cell table:style-name="ce188" office:value-type="string" calcext:value-type="string">
            <text:p>inspector</text:p>
          </table:table-cell>
          <table:table-cell table:style-name="ce193" office:value-type="string" calcext:value-type="string">
            <text:p>Ctrl-Shift-C</text:p>
          </table:table-cell>
          <table:table-cell table:style-name="ce193" office:value-type="string" calcext:value-type="string">
            <text:p>#key_inspector,</text:p>
            <text:p>#menu_inspector,</text:p>
            <text:p><text:span text:style-name="T4">[key='key_inspec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8" office:value-type="string" calcext:value-type="string">
            <text:p>Ctrl-Shift-C</text:p>
          </table:table-cell>
          <table:table-cell table:style-name="ce188" office:value-type="string" calcext:value-type="string">
            <text:p>#key_inspector,</text:p>
            <text:p>#menu_inspector,</text:p>
            <text:p><text:span text:style-name="T4">[key='key_inspec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8" office:value-type="string" calcext:value-type="string">
            <text:p>MenuShortcut-13</text:p>
          </table:table-cell>
          <table:table-cell table:style-name="ce188" office:value-type="string" calcext:value-type="string">
            <text:p>ツール＞ウェブ開発＞Webコンソール</text:p>
          </table:table-cell>
          <table:table-cell table:style-name="ce188" office:value-type="string" calcext:value-type="string">
            <text:p>webconsole</text:p>
          </table:table-cell>
          <table:table-cell table:style-name="ce193" office:value-type="string" calcext:value-type="string">
            <text:p>Ctrl-Shift-K</text:p>
          </table:table-cell>
          <table:table-cell table:style-name="ce193" office:value-type="string" calcext:value-type="string">
            <text:p>#key_webconsole,</text:p>
            <text:p><text:span text:style-name="T4">#menu_webconsole,</text:span></text:p>
            <text:p><text:span text:style-name="T4">[key='key_web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8" office:value-type="string" calcext:value-type="string">
            <text:p>Ctrl-Shift-K</text:p>
          </table:table-cell>
          <table:table-cell table:style-name="ce188" office:value-type="string" calcext:value-type="string">
            <text:p>#key_webconsole,</text:p>
            <text:p><text:span text:style-name="T4">#menu_webconsole,</text:span></text:p>
            <text:p><text:span text:style-name="T4">[key='key_web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8" office:value-type="string" calcext:value-type="string">
            <text:p>MenuShortcut-14</text:p>
          </table:table-cell>
          <table:table-cell table:style-name="ce188" office:value-type="string" calcext:value-type="string">
            <text:p>ツール＞ウェブ開発＞デバッガ</text:p>
          </table:table-cell>
          <table:table-cell table:style-name="ce188" office:value-type="string" calcext:value-type="string">
            <text:p>jsdebugger</text:p>
          </table:table-cell>
          <table:table-cell table:style-name="ce193" office:value-type="string" calcext:value-type="string">
            <text:p>Ctrl-Shift-S</text:p>
          </table:table-cell>
          <table:table-cell table:style-name="ce193" office:value-type="string" calcext:value-type="string">
            <text:p>#key_jsdebugger,</text:p>
            <text:p><text:span text:style-name="T4">#menu_jsdebugger,</text:span></text:p>
            <text:p><text:span text:style-name="T4">[key='key_jsdebugg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8" office:value-type="string" calcext:value-type="string">
            <text:p>Ctrl-Shift-S</text:p>
          </table:table-cell>
          <table:table-cell table:style-name="ce188" office:value-type="string" calcext:value-type="string">
            <text:p>#key_jsdebugger,</text:p>
            <text:p><text:span text:style-name="T4">#menu_jsdebugger,</text:span></text:p>
            <text:p><text:span text:style-name="T4">[key='key_jsdebugg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8" office:value-type="string" calcext:value-type="string">
            <text:p>MenuShortcut-15</text:p>
          </table:table-cell>
          <table:table-cell table:style-name="ce188" office:value-type="string" calcext:value-type="string">
            <text:p>ツール＞ウェブ開発＞スタイルエディタ</text:p>
          </table:table-cell>
          <table:table-cell table:style-name="ce188" office:value-type="string" calcext:value-type="string">
            <text:p>styleeditor</text:p>
          </table:table-cell>
          <table:table-cell table:style-name="ce193" office:value-type="string" calcext:value-type="string">
            <text:p>Shift-F7</text:p>
          </table:table-cell>
          <table:table-cell table:style-name="ce193" office:value-type="string" calcext:value-type="string">
            <text:p>#key_styleeditor,</text:p>
            <text:p><text:span text:style-name="T4">#menu_styleeditor,</text:span></text:p>
            <text:p><text:span text:style-name="T4">[key='key_styleed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8" office:value-type="string" calcext:value-type="string">
            <text:p>Shift-F7</text:p>
          </table:table-cell>
          <table:table-cell table:style-name="ce188" office:value-type="string" calcext:value-type="string">
            <text:p>#key_styleeditor,</text:p>
            <text:p><text:span text:style-name="T4">#menu_styleeditor,</text:span></text:p>
            <text:p><text:span text:style-name="T4">[key='key_styleed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8" office:value-type="string" calcext:value-type="string">
            <text:p>MenuShortcut-16</text:p>
          </table:table-cell>
          <table:table-cell table:style-name="ce188" office:value-type="string" calcext:value-type="string">
            <text:p>ツール＞ウェブ開発＞パフォーマンス</text:p>
            <text:p>（旧バージョンでは「プロファイラ」）</text:p>
          </table:table-cell>
          <table:table-cell table:style-name="ce188" office:value-type="string" calcext:value-type="string">
            <text:p>jsprofiler</text:p>
          </table:table-cell>
          <table:table-cell table:style-name="ce193" office:value-type="string" calcext:value-type="string">
            <text:p>Shift-F5</text:p>
          </table:table-cell>
          <table:table-cell table:style-name="ce193" office:value-type="string" calcext:value-type="string">
            <text:p>#key_performance,</text:p>
            <text:p><text:span text:style-name="T4">#menu_performance,</text:span></text:p>
            <text:p><text:span text:style-name="T4">[key='key_performanc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8" office:value-type="string" calcext:value-type="string">
            <text:p>Shift-F5</text:p>
          </table:table-cell>
          <table:table-cell table:style-name="ce188" office:value-type="string" calcext:value-type="string">
            <text:p>#key_performance,</text:p>
            <text:p><text:span text:style-name="T4">#menu_performance,</text:span></text:p>
            <text:p><text:span text:style-name="T4">[key='key_performanc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8" office:value-type="string" calcext:value-type="string">
            <text:p>MenuShortcut-17</text:p>
          </table:table-cell>
          <table:table-cell table:style-name="ce188" office:value-type="string" calcext:value-type="string">
            <text:p>ツール＞ウェブ開発＞ネットワーク</text:p>
          </table:table-cell>
          <table:table-cell table:style-name="ce188" office:value-type="string" calcext:value-type="string">
            <text:p>netmonitor</text:p>
          </table:table-cell>
          <table:table-cell table:style-name="ce193" office:value-type="string" calcext:value-type="string">
            <text:p>Ctrl-Shift-Q</text:p>
          </table:table-cell>
          <table:table-cell table:style-name="ce193" office:value-type="string" calcext:value-type="string">
            <text:p>#key_netmonitor,</text:p>
            <text:p><text:span text:style-name="T4">#menu_netmonitor,</text:span></text:p>
            <text:p><text:span text:style-name="T4">[key='key_netmon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8" office:value-type="string" calcext:value-type="string">
            <text:p>Ctrl-Shift-Q</text:p>
          </table:table-cell>
          <table:table-cell table:style-name="ce188" office:value-type="string" calcext:value-type="string">
            <text:p>#key_netmonitor,</text:p>
            <text:p><text:span text:style-name="T4">#menu_netmonitor,</text:span></text:p>
            <text:p><text:span text:style-name="T4">[key='key_netmon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8" office:value-type="string" calcext:value-type="string">
            <text:p>MenuShortcut-18</text:p>
          </table:table-cell>
          <table:table-cell table:style-name="ce188" office:value-type="string" calcext:value-type="string">
            <text:p>ツール＞ウェブ開発＞開発ツールバー</text:p>
          </table:table-cell>
          <table:table-cell table:style-name="ce188" office:value-type="string" calcext:value-type="string">
            <text:p>devToolbar</text:p>
          </table:table-cell>
          <table:table-cell table:style-name="ce193" office:value-type="string" calcext:value-type="string">
            <text:p>Shift-F2</text:p>
          </table:table-cell>
          <table:table-cell table:style-name="ce193" office:value-type="string" calcext:value-type="string">
            <text:p>#key_devToolbar,</text:p>
            <text:p><text:span text:style-name="T4">#menu_devToolbar,</text:span></text:p>
            <text:p><text:span text:style-name="T4">[key='key_devToolba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8" office:value-type="string" calcext:value-type="string">
            <text:p>Shift-F2</text:p>
          </table:table-cell>
          <table:table-cell table:style-name="ce188" office:value-type="string" calcext:value-type="string">
            <text:p>#key_devToolbar,</text:p>
            <text:p><text:span text:style-name="T4">#menu_devToolbar,</text:span></text:p>
            <text:p><text:span text:style-name="T4">[key='key_devToolba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2">
          <table:table-cell table:style-name="ce6"/>
          <table:table-cell table:style-name="ce6" table:formula="of:=IF(AND([.$A23]&lt;&gt;&quot;&quot;;NOT(ISNUMBER(FIND(&quot;廃止&quot;;[.$C23]))));MAX([.$B$1:.$B22])+1;&quot;&quot;)">
            <text:p/>
          </table:table-cell>
          <table:table-cell table:style-name="ce188" office:value-type="string" calcext:value-type="string">
            <text:p>MenuShortcut-19（廃止）</text:p>
          </table:table-cell>
          <table:table-cell table:style-name="ce188" office:value-type="string" calcext:value-type="string">
            <text:p>ツール＞ウェブ開発＞アプリマネージャ</text:p>
          </table:table-cell>
          <table:table-cell table:style-name="ce188" office:value-type="string" calcext:value-type="string">
            <text:p>devAppMgr</text:p>
          </table:table-cell>
          <table:table-cell table:style-name="ce193" office:value-type="string" calcext:value-type="string">
            <text:p>Firefox 3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8" office:value-type="string" calcext:value-type="string">
            <text:p>Firefox 3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8" office:value-type="string" calcext:value-type="string">
            <text:p>MenuShortcut-20</text:p>
          </table:table-cell>
          <table:table-cell table:style-name="ce188" office:value-type="string" calcext:value-type="string">
            <text:p>ツール＞ウェブ開発＞WebIDE</text:p>
          </table:table-cell>
          <table:table-cell table:style-name="ce188" office:value-type="string" calcext:value-type="string">
            <text:p>webide</text:p>
          </table:table-cell>
          <table:table-cell table:style-name="ce193" office:value-type="string" calcext:value-type="string">
            <text:p>Shift-F8</text:p>
          </table:table-cell>
          <table:table-cell table:style-name="ce193" office:value-type="string" calcext:value-type="string">
            <text:p>#key_webide,</text:p>
            <text:p><text:span text:style-name="T4">#menu_webide,</text:span></text:p>
            <text:p><text:span text:style-name="T4">[key='key_webid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8" office:value-type="string" calcext:value-type="string">
            <text:p>Shift-F8</text:p>
          </table:table-cell>
          <table:table-cell table:style-name="ce188" office:value-type="string" calcext:value-type="string">
            <text:p>#key_webide,</text:p>
            <text:p><text:span text:style-name="T4">#menu_webide,</text:span></text:p>
            <text:p><text:span text:style-name="T4">[key='key_webid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8" office:value-type="string" calcext:value-type="string">
            <text:p>MenuShortcut-21</text:p>
          </table:table-cell>
          <table:table-cell table:style-name="ce188" office:value-type="string" calcext:value-type="string">
            <text:p>ツール＞ウェブ開発＞ブラウザツールボックス</text:p>
          </table:table-cell>
          <table:table-cell table:style-name="ce188" office:value-type="string" calcext:value-type="string">
            <text:p>browserToolbox</text:p>
          </table:table-cell>
          <table:table-cell table:style-name="ce193" office:value-type="string" calcext:value-type="string">
            <text:p>Ctrl-Shift-Alt-I</text:p>
          </table:table-cell>
          <table:table-cell table:style-name="ce193" office:value-type="string" calcext:value-type="string">
            <text:p>#key_browserToolbox,</text:p>
            <text:p><text:span text:style-name="T4">#menu_browserToolbox,</text:span></text:p>
            <text:p><text:span text:style-name="T4">[key='key_browserToolbox']</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8" office:value-type="string" calcext:value-type="string">
            <text:p>Ctrl-Shift-Alt-I</text:p>
          </table:table-cell>
          <table:table-cell table:style-name="ce188" office:value-type="string" calcext:value-type="string">
            <text:p>#key_browserToolbox,</text:p>
            <text:p><text:span text:style-name="T4">#menu_browserToolbox,</text:span></text:p>
            <text:p><text:span text:style-name="T4">[key='key_browserToolbox']</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8" office:value-type="string" calcext:value-type="string">
            <text:p>MenuShortcut-22</text:p>
          </table:table-cell>
          <table:table-cell table:style-name="ce188" office:value-type="string" calcext:value-type="string">
            <text:p>ツール＞ウェブ開発＞ブラウザコンソール</text:p>
          </table:table-cell>
          <table:table-cell table:style-name="ce188" office:value-type="string" calcext:value-type="string">
            <text:p>browserConsole</text:p>
          </table:table-cell>
          <table:table-cell table:style-name="ce193" office:value-type="string" calcext:value-type="string">
            <text:p>Ctrl-Shift-J</text:p>
          </table:table-cell>
          <table:table-cell table:style-name="ce19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8"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8" office:value-type="string" calcext:value-type="string">
            <text:p>MenuShortcut-23</text:p>
          </table:table-cell>
          <table:table-cell table:style-name="ce188" office:value-type="string" calcext:value-type="string">
            <text:p>ツール＞ウェブ開発＞レスポンシブデザインビュー</text:p>
          </table:table-cell>
          <table:table-cell table:style-name="ce188" office:value-type="string" calcext:value-type="string">
            <text:p>resposiveUI</text:p>
          </table:table-cell>
          <table:table-cell table:style-name="ce193" office:value-type="string" calcext:value-type="string">
            <text:p>Ctrl-Shift-M</text:p>
          </table:table-cell>
          <table:table-cell table:style-name="ce193" office:value-type="string" calcext:value-type="string">
            <text:p><text:span text:style-name="T1">#key_responsiveUI,</text:span></text:p>
            <text:p><text:span text:style-name="T4">#menu_responsiveUI,</text:span></text:p>
            <text:p><text:span text:style-name="T4">[key='key_responsiveUI']</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8" office:value-type="string" calcext:value-type="string">
            <text:p>Ctrl-Shift-M</text:p>
          </table:table-cell>
          <table:table-cell table:style-name="ce188" office:value-type="string" calcext:value-type="string">
            <text:p><text:span text:style-name="T1">#key_responsiveUI,</text:span></text:p>
            <text:p><text:span text:style-name="T4">#menu_responsiveUI,</text:span></text:p>
            <text:p><text:span text:style-name="T4">[key='key_responsiveUI']</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8">
          <table:table-cell table:style-name="ce6"/>
          <table:table-cell table:style-name="ce6" table:formula="of:=IF(AND([.$A28]&lt;&gt;&quot;&quot;;NOT(ISNUMBER(FIND(&quot;廃止&quot;;[.$C28]))));MAX([.$B$1:.$B27])+1;&quot;&quot;)">
            <text:p/>
          </table:table-cell>
          <table:table-cell table:style-name="ce188" office:value-type="string" calcext:value-type="string">
            <text:p>MenuShortcut-24</text:p>
          </table:table-cell>
          <table:table-cell table:style-name="ce188" office:value-type="string" calcext:value-type="string">
            <text:p>ツール＞ウェブ開発＞スポイト</text:p>
          </table:table-cell>
          <table:table-cell table:style-name="ce188" office:value-type="string" calcext:value-type="string">
            <text:p>eyedropper</text:p>
          </table:table-cell>
          <table:table-cell table:style-name="ce193" office:value-type="string" calcext:value-type="string">
            <text:p>-</text:p>
          </table:table-cell>
          <table:table-cell table:style-name="ce19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8" office:value-type="string" calcext:value-type="string">
            <text:p>MenuShortcut-25</text:p>
          </table:table-cell>
          <table:table-cell table:style-name="ce188" office:value-type="string" calcext:value-type="string">
            <text:p>ツール＞ウェブ開発＞スクラッチパッド</text:p>
          </table:table-cell>
          <table:table-cell table:style-name="ce188" office:value-type="string" calcext:value-type="string">
            <text:p>scratchpad</text:p>
          </table:table-cell>
          <table:table-cell table:style-name="ce193" office:value-type="string" calcext:value-type="string">
            <text:p>Shift-F4</text:p>
          </table:table-cell>
          <table:table-cell table:style-name="ce194" office:value-type="string" calcext:value-type="string">
            <text:p><text:span text:style-name="T1">#key_scratchpad,</text:span></text:p>
            <text:p><text:span text:style-name="T1">#menu_scratchpad,</text:span></text:p>
            <text:p><text:span text:style-name="T1">[key='key_scratchpad']</text:span></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8"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8" office:value-type="string" calcext:value-type="string">
            <text:p>MenuShortcut-26</text:p>
          </table:table-cell>
          <table:table-cell table:style-name="ce188" office:value-type="string" calcext:value-type="string">
            <text:p>ツール＞ウェブ開発＞ページのソース</text:p>
          </table:table-cell>
          <table:table-cell table:style-name="ce188" office:value-type="string" calcext:value-type="string">
            <text:p>viewSource</text:p>
          </table:table-cell>
          <table:table-cell table:style-name="ce193" office:value-type="string" calcext:value-type="string">
            <text:p>Ctrl-U</text:p>
          </table:table-cell>
          <table:table-cell table:style-name="ce19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8" office:value-type="string" calcext:value-type="string">
            <text:p>Ctrl-U</text:p>
          </table:table-cell>
          <table:table-cell table:style-name="ce18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8" office:value-type="string" calcext:value-type="string">
            <text:p>MenuShortcut-27（廃止）</text:p>
          </table:table-cell>
          <table:table-cell table:style-name="ce188" office:value-type="string" calcext:value-type="string">
            <text:p>ツール＞ウェブ開発＞エラーコンソール</text:p>
          </table:table-cell>
          <table:table-cell table:style-name="ce188" office:value-type="string" calcext:value-type="string">
            <text:p>errorConsole</text:p>
          </table:table-cell>
          <table:table-cell table:style-name="ce193" office:value-type="string" calcext:value-type="string">
            <text:p>Firefox 4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8" office:value-type="string" calcext:value-type="string">
            <text:p>Firefox 4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8">
          <table:table-cell table:style-name="ce6"/>
          <table:table-cell table:style-name="ce6" table:formula="of:=IF(AND([.$A32]&lt;&gt;&quot;&quot;;NOT(ISNUMBER(FIND(&quot;廃止&quot;;[.$C32]))));MAX([.$B$1:.$B31])+1;&quot;&quot;)">
            <text:p/>
          </table:table-cell>
          <table:table-cell table:style-name="ce188" office:value-type="string" calcext:value-type="string">
            <text:p>MenuShortcut-28</text:p>
          </table:table-cell>
          <table:table-cell table:style-name="ce188" office:value-type="string" calcext:value-type="string">
            <text:p>ツール＞ウェブ開発＞接続...</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menu_devtools_connect,</text:p>
            <text:p><text:span text:style-name="T4">.subviewbutton[label='接続...'],</text:span></text:p>
            <text:p><text:span text:style-name="T4">.subviewbutton[label='Connect…']</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8" office:value-type="string" calcext:value-type="string">
            <text:p>-</text:p>
          </table:table-cell>
          <table:table-cell table:style-name="ce188" office:value-type="string" calcext:value-type="string">
            <text:p>#menu_devtools_connect,</text:p>
            <text:p><text:span text:style-name="T4">.subviewbutton[label='接続...'],</text:span></text:p>
            <text:p><text:span text:style-name="T4">.subviewbutton[label='Connect…']</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8">
          <table:table-cell table:style-name="ce6"/>
          <table:table-cell table:style-name="ce6" table:formula="of:=IF(AND([.$A33]&lt;&gt;&quot;&quot;;NOT(ISNUMBER(FIND(&quot;廃止&quot;;[.$C33]))));MAX([.$B$1:.$B32])+1;&quot;&quot;)">
            <text:p/>
          </table:table-cell>
          <table:table-cell table:style-name="ce188" office:value-type="string" calcext:value-type="string">
            <text:p>MenuShortcut-29</text:p>
          </table:table-cell>
          <table:table-cell table:style-name="ce188" office:value-type="string" calcext:value-type="string">
            <text:p>ツール＞ウェブ開発＞その他のツールを入手</text:p>
          </table:table-cell>
          <table:table-cell table:style-name="ce188" office:value-type="string" calcext:value-type="string">
            <text:p>getMoreDevtools</text:p>
          </table:table-cell>
          <table:table-cell table:style-name="ce193" office:value-type="string" calcext:value-type="string">
            <text:p>-</text:p>
          </table:table-cell>
          <table:table-cell table:style-name="ce19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8" office:value-type="string" calcext:value-type="string">
            <text:p>-</text:p>
          </table:table-cell>
          <table:table-cell table:style-name="ce18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8" office:value-type="string" calcext:value-type="string">
            <text:p>MenuShortcut-30</text:p>
          </table:table-cell>
          <table:table-cell table:style-name="ce188" office:value-type="string" calcext:value-type="string">
            <text:p>ヘルプ＞Firefoxヘルプ</text:p>
            <text:p>（旧バージョンでは「ヘルプ」）</text:p>
          </table:table-cell>
          <table:table-cell table:style-name="ce188" office:value-type="string" calcext:value-type="string">
            <text:p>openHelp</text:p>
          </table:table-cell>
          <table:table-cell table:style-name="ce193" office:value-type="string" calcext:value-type="string">
            <text:p>-</text:p>
          </table:table-cell>
          <table:table-cell table:style-name="ce193" office:value-type="string" calcext:value-type="string">
            <text:p>#menu_openHelp,</text:p>
            <text:p>#key_openHelpMac,</text:p>
            <text:p>.subviewbutton[oncommand^='openHelp'][oncommand*='firefox-help']</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8" office:value-type="string" calcext:value-type="string">
            <text:p>-</text:p>
          </table:table-cell>
          <table:table-cell table:style-name="ce188" office:value-type="string" calcext:value-type="string">
            <text:p>#menu_openHelp,</text:p>
            <text:p>#key_openHelpMac,</text:p>
            <text:p>.subviewbutton[oncommand^='openHelp'][oncommand*='firefox-help']</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8" office:value-type="string" calcext:value-type="string">
            <text:p>MenuShortcut-31</text:p>
          </table:table-cell>
          <table:table-cell table:style-name="ce188" office:value-type="string" calcext:value-type="string">
            <text:p>ヘルプ＞Firefoxツアー</text:p>
          </table:table-cell>
          <table:table-cell table:style-name="ce188" office:value-type="string" calcext:value-type="string">
            <text:p>tour</text:p>
          </table:table-cell>
          <table:table-cell table:style-name="ce193" office:value-type="string" calcext:value-type="string">
            <text:p>-</text:p>
          </table:table-cell>
          <table:table-cell table:style-name="ce193" office:value-type="string" calcext:value-type="string">
            <text:p>#menu_openTour,</text:p>
            <text:p>.subviewbutton[oncommand^='openTour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8" office:value-type="string" calcext:value-type="string">
            <text:p>-</text:p>
          </table:table-cell>
          <table:table-cell table:style-name="ce188" office:value-type="string" calcext:value-type="string">
            <text:p>#menu_openTour,</text:p>
            <text:p>.subviewbutton[oncommand^='openTour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8" office:value-type="string" calcext:value-type="string">
            <text:p>MenuShortcut-32</text:p>
          </table:table-cell>
          <table:table-cell table:style-name="ce188" office:value-type="string" calcext:value-type="string">
            <text:p>ヘルプ＞キーボードショートカット</text:p>
          </table:table-cell>
          <table:table-cell table:style-name="ce188" office:value-type="string" calcext:value-type="string">
            <text:p>keyboardShortcuts</text:p>
          </table:table-cell>
          <table:table-cell table:style-name="ce193" office:value-type="string" calcext:value-type="string">
            <text:p>-</text:p>
          </table:table-cell>
          <table:table-cell table:style-name="ce193" office:value-type="string" calcext:value-type="string">
            <text:p>#menu_keyboardShortcuts,</text:p>
            <text:p><text:span text:style-name="T5">.subviewbutton[oncommand^='openHelp'][oncommand*='keyboard-shortcuts']</text:span></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8" office:value-type="string" calcext:value-type="string">
            <text:p>-</text:p>
          </table:table-cell>
          <table:table-cell table:style-name="ce188" office:value-type="string" calcext:value-type="string">
            <text:p>#menu_keyboardShortcuts,</text:p>
            <text:p><text:span text:style-name="T5">.subviewbutton[oncommand^='openHelp'][oncommand*='keyboard-shortcuts']</text:span></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8" office:value-type="string" calcext:value-type="string">
            <text:p>MenuShortcut-33</text:p>
          </table:table-cell>
          <table:table-cell table:style-name="ce188" office:value-type="string" calcext:value-type="string">
            <text:p>ヘルプ＞Firefoxヘルスレポート</text:p>
          </table:table-cell>
          <table:table-cell table:style-name="ce188" office:value-type="string" calcext:value-type="string">
            <text:p>healthReport</text:p>
          </table:table-cell>
          <table:table-cell table:style-name="ce193" office:value-type="string" calcext:value-type="string">
            <text:p>-</text:p>
          </table:table-cell>
          <table:table-cell table:style-name="ce193" office:value-type="string" calcext:value-type="string">
            <text:p>#healthReport,</text:p>
            <text:p>.subviewbutton[oncommand^='openHealthRepo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8" office:value-type="string" calcext:value-type="string">
            <text:p>-</text:p>
          </table:table-cell>
          <table:table-cell table:style-name="ce188" office:value-type="string" calcext:value-type="string">
            <text:p>#healthReport,</text:p>
            <text:p>.subviewbutton[oncommand^='openHealthRepo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2">
          <table:table-cell table:style-name="ce6"/>
          <table:table-cell table:style-name="ce6" table:formula="of:=IF(AND([.$A38]&lt;&gt;&quot;&quot;;NOT(ISNUMBER(FIND(&quot;廃止&quot;;[.$C38]))));MAX([.$B$1:.$B37])+1;&quot;&quot;)">
            <text:p/>
          </table:table-cell>
          <table:table-cell table:style-name="ce188" office:value-type="string" calcext:value-type="string">
            <text:p>MenuShortcut-34（廃止）</text:p>
          </table:table-cell>
          <table:table-cell table:style-name="ce188" office:value-type="string" calcext:value-type="string">
            <text:p>ヘルプ＞使いこなそう</text:p>
          </table:table-cell>
          <table:table-cell table:style-name="ce188" office:value-type="string" calcext:value-type="string">
            <text:p>gettingStarted</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38]=[.L38];[.G38]=[.M38];[.H38]=[.N38]);&quot;&quot;;IF([.L38]=&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8" office:value-type="string" calcext:value-type="string">
            <text:p>MenuShortcut-35</text:p>
          </table:table-cell>
          <table:table-cell table:style-name="ce188" office:value-type="string" calcext:value-type="string">
            <text:p>ヘルプ＞トラブルシューティング情報</text:p>
          </table:table-cell>
          <table:table-cell table:style-name="ce188" office:value-type="string" calcext:value-type="string">
            <text:p>troubleshootingInfo</text:p>
          </table:table-cell>
          <table:table-cell table:style-name="ce193" office:value-type="string" calcext:value-type="string">
            <text:p>-</text:p>
          </table:table-cell>
          <table:table-cell table:style-name="ce193" office:value-type="string" calcext:value-type="string">
            <text:p>#troubleShooting,</text:p>
            <text:p>.subviewbutton[oncommand^='openTroubleshooting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8" office:value-type="string" calcext:value-type="string">
            <text:p>-</text:p>
          </table:table-cell>
          <table:table-cell table:style-name="ce188" office:value-type="string" calcext:value-type="string">
            <text:p>#troubleShooting,</text:p>
            <text:p>.subviewbutton[oncommand^='openTroubleshooting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8" office:value-type="string" calcext:value-type="string">
            <text:p>MenuShortcut-36</text:p>
          </table:table-cell>
          <table:table-cell table:style-name="ce188" office:value-type="string" calcext:value-type="string">
            <text:p>ヘルプ＞フィードバックを送信</text:p>
          </table:table-cell>
          <table:table-cell table:style-name="ce188" office:value-type="string" calcext:value-type="string">
            <text:p>feedbackPage</text:p>
          </table:table-cell>
          <table:table-cell table:style-name="ce193" office:value-type="string" calcext:value-type="string">
            <text:p>-</text:p>
          </table:table-cell>
          <table:table-cell table:style-name="ce193" office:value-type="string" calcext:value-type="string">
            <text:p>#feedbackPage,</text:p>
            <text:p>.subviewbutton[oncommand^='openFeedback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8" office:value-type="string" calcext:value-type="string">
            <text:p>-</text:p>
          </table:table-cell>
          <table:table-cell table:style-name="ce188" office:value-type="string" calcext:value-type="string">
            <text:p>#feedbackPage,</text:p>
            <text:p>.subviewbutton[oncommand^='openFeedback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8" office:value-type="string" calcext:value-type="string">
            <text:p>MenuShortcut-37</text:p>
          </table:table-cell>
          <table:table-cell table:style-name="ce188" office:value-type="string" calcext:value-type="string">
            <text:p>ヘルプ＞アドオンを無効にして再起動</text:p>
          </table:table-cell>
          <table:table-cell table:style-name="ce188" office:value-type="string" calcext:value-type="string">
            <text:p>helpSafeMode</text:p>
          </table:table-cell>
          <table:table-cell table:style-name="ce193" office:value-type="string" calcext:value-type="string">
            <text:p>-</text:p>
          </table:table-cell>
          <table:table-cell table:style-name="ce193" office:value-type="string" calcext:value-type="string">
            <text:p>#helpSafeMode,</text:p>
            <text:p>.subviewbutton[oncommand^='safeModeResta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8" office:value-type="string" calcext:value-type="string">
            <text:p>-</text:p>
          </table:table-cell>
          <table:table-cell table:style-name="ce188" office:value-type="string" calcext:value-type="string">
            <text:p>#helpSafeMode,</text:p>
            <text:p>.subviewbutton[oncommand^='safeModeResta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8" office:value-type="string" calcext:value-type="string">
            <text:p>MenuShortcut-38</text:p>
          </table:table-cell>
          <table:table-cell table:style-name="ce188" office:value-type="string" calcext:value-type="string">
            <text:p>ヘルプ＞詐欺サイトを報告</text:p>
          </table:table-cell>
          <table:table-cell table:style-name="ce188" office:value-type="string" calcext:value-type="string">
            <text:p>reportPhishingtoolmenu</text:p>
          </table:table-cell>
          <table:table-cell table:style-name="ce193" office:value-type="string" calcext:value-type="string">
            <text:p>-</text:p>
          </table:table-cell>
          <table:table-cell table:style-name="ce193" office:value-type="string" calcext:value-type="string">
            <text:p>#menu_HelpPopup_reportPhishingtoolmenu,</text:p>
            <text:p>.subviewbutton[oncommand*='getReportURL'][oncommand*='Phish']</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toolmenu,</text:p>
            <text:p>.subviewbutton[oncommand*='getReportURL'][oncommand*='Phish']</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8" office:value-type="string" calcext:value-type="string">
            <text:p>MenuShortcut-39</text:p>
          </table:table-cell>
          <table:table-cell table:style-name="ce188" office:value-type="string" calcext:value-type="string">
            <text:p>ヘルプ＞誤警告を報告</text:p>
          </table:table-cell>
          <table:table-cell table:style-name="ce188" office:value-type="string" calcext:value-type="string">
            <text:p>reportPhishingErrortoolmenu</text:p>
          </table:table-cell>
          <table:table-cell table:style-name="ce193" office:value-type="string" calcext:value-type="string">
            <text:p>-</text:p>
          </table:table-cell>
          <table:table-cell table:style-name="ce193" office:value-type="string" calcext:value-type="string">
            <text:p>#menu_HelpPopup_reportPhishingErrortoolmenu,</text:p>
            <text:p>.subviewbutton[oncommand*='getReportURL'][oncommand*='Error']</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Errortoolmenu,</text:p>
            <text:p>.subviewbutton[oncommand*='getReportURL'][oncommand*='Error']</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8" office:value-type="string" calcext:value-type="string">
            <text:p>MenuShortcut-40</text:p>
          </table:table-cell>
          <table:table-cell table:style-name="ce188" office:value-type="string" calcext:value-type="string">
            <text:p>ヘルプ＞Firefoxについて のセパレータ</text:p>
          </table:table-cell>
          <table:table-cell table:style-name="ce188" office:value-type="string" calcext:value-type="string">
            <text:p>aboutSeparator</text:p>
          </table:table-cell>
          <table:table-cell table:style-name="ce193" office:value-type="string" calcext:value-type="string">
            <text:p>-</text:p>
          </table:table-cell>
          <table:table-cell table:style-name="ce193" office:value-type="string" calcext:value-type="string">
            <text:p>#abou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8" office:value-type="string" calcext:value-type="string">
            <text:p>-</text:p>
          </table:table-cell>
          <table:table-cell table:style-name="ce188" office:value-type="string" calcext:value-type="string">
            <text:p>#abou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8" office:value-type="string" calcext:value-type="string">
            <text:p>MenuShortcut-41</text:p>
          </table:table-cell>
          <table:table-cell table:style-name="ce188" office:value-type="string" calcext:value-type="string">
            <text:p>編集＞テキストの記述方向を切り替える</text:p>
          </table:table-cell>
          <table:table-cell table:style-name="ce188" office:value-type="string" calcext:value-type="string">
            <text:p>textfieldDirection</text:p>
          </table:table-cell>
          <table:table-cell table:style-name="ce193" office:value-type="string" calcext:value-type="string">
            <text:p>Ctrl-Shift-X</text:p>
          </table:table-cell>
          <table:table-cell table:style-name="ce193" office:value-type="string" calcext:value-type="string">
            <text:p>#textfieldDirection-separator,</text:p>
            <text:p>#textfieldDirection-swap,</text:p>
            <text:p>#key_switchTextDirection,</text:p>
            <text:p>#context-bidi-text-direction-toggle,</text:p>
            <text:p>#context-sep-bidi</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8" office:value-type="string" calcext:value-type="string">
            <text:p>Ctrl-Shift-X</text:p>
          </table:table-cell>
          <table:table-cell table:style-name="ce188" office:value-type="string" calcext:value-type="string">
            <text:p>#textfieldDirection-separator,</text:p>
            <text:p>#textfieldDirection-swap,</text:p>
            <text:p>#key_switchTextDirection,</text:p>
            <text:p>#context-bidi-text-direction-toggle,</text:p>
            <text:p>#context-sep-bidi</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8" office:value-type="string" calcext:value-type="string">
            <text:p>MenuShortcut-42</text:p>
          </table:table-cell>
          <table:table-cell table:style-name="ce188" office:value-type="string" calcext:value-type="string">
            <text:p>表示＞ページの記述方向を切り替える</text:p>
          </table:table-cell>
          <table:table-cell table:style-name="ce188" office:value-type="string" calcext:value-type="string">
            <text:p>documentDirection</text:p>
          </table:table-cell>
          <table:table-cell table:style-name="ce193" office:value-type="string" calcext:value-type="string">
            <text:p>-</text:p>
          </table:table-cell>
          <table:table-cell table:style-name="ce19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8" office:value-type="string" calcext:value-type="string">
            <text:p>-</text:p>
          </table:table-cell>
          <table:table-cell table:style-name="ce18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8" office:value-type="string" calcext:value-type="string">
            <text:p>MenuShortcut-43</text:p>
          </table:table-cell>
          <table:table-cell table:style-name="ce188" office:value-type="string" calcext:value-type="string">
            <text:p>履歴＞（メニュー内のセパレータ）</text:p>
          </table:table-cell>
          <table:table-cell table:style-name="ce188" office:value-type="string" calcext:value-type="string">
            <text:p>historySeparator</text:p>
          </table:table-cell>
          <table:table-cell table:style-name="ce193" office:value-type="string" calcext:value-type="string">
            <text:p>-</text:p>
          </table:table-cell>
          <table:table-cell table:style-name="ce193" office:value-type="string" calcext:value-type="string">
            <text:p>#startHistory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8" office:value-type="string" calcext:value-type="string">
            <text:p>-</text:p>
          </table:table-cell>
          <table:table-cell table:style-name="ce188" office:value-type="string" calcext:value-type="string">
            <text:p>#startHistory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8" office:value-type="string" calcext:value-type="string">
            <text:p>MenuShortcut-44</text:p>
          </table:table-cell>
          <table:table-cell table:style-name="ce188" office:value-type="string" calcext:value-type="string">
            <text:p>ブックマーク＞ブックマークツールバー</text:p>
            <text:p>（およびそれに付随する各項目）</text:p>
          </table:table-cell>
          <table:table-cell table:style-name="ce188" office:value-type="string" calcext:value-type="string">
            <text:p>bookmarksToolbarFolder</text:p>
          </table:table-cell>
          <table:table-cell table:style-name="ce193" office:value-type="string" calcext:value-type="string">
            <text:p>-</text:p>
          </table:table-cell>
          <table:table-cell table:style-name="ce19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8" office:value-type="string" calcext:value-type="string">
            <text:p>-</text:p>
          </table:table-cell>
          <table:table-cell table:style-name="ce18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8" office:value-type="string" calcext:value-type="string">
            <text:p>MenuShortcut-45（廃止）</text:p>
          </table:table-cell>
          <table:table-cell table:style-name="ce188" office:value-type="string" calcext:value-type="string">
            <text:p>コンテンツ領域のコンテキストメニュー＞リンクを保存する...</text:p>
          </table:table-cell>
          <table:table-cell table:style-name="ce188" office:value-type="string" calcext:value-type="string">
            <text:p>context-marklink</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8" office:value-type="string" calcext:value-type="string">
            <text:p>MenuShortcut-46</text:p>
          </table:table-cell>
          <table:table-cell table:style-name="ce188" office:value-type="string" calcext:value-type="string">
            <text:p>コンテンツ領域のコンテキストメニュー＞このリンクを共有</text:p>
          </table:table-cell>
          <table:table-cell table:style-name="ce188" office:value-type="string" calcext:value-type="string">
            <text:p>context-sharelink</text:p>
          </table:table-cell>
          <table:table-cell table:style-name="ce193" office:value-type="string" calcext:value-type="string">
            <text:p>-</text:p>
          </table:table-cell>
          <table:table-cell table:style-name="ce193" office:value-type="string" calcext:value-type="string">
            <text:p>#context-sharelink</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8" office:value-type="string" calcext:value-type="string">
            <text:p>-</text:p>
          </table:table-cell>
          <table:table-cell table:style-name="ce188" office:value-type="string" calcext:value-type="string">
            <text:p>#context-sharelink</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8" office:value-type="string" calcext:value-type="string">
            <text:p>MenuShortcut-47</text:p>
          </table:table-cell>
          <table:table-cell table:style-name="ce188" office:value-type="string" calcext:value-type="string">
            <text:p>コンテンツ領域のコンテキストメニュー＞画像のURLをメールで送信</text:p>
          </table:table-cell>
          <table:table-cell table:style-name="ce188" office:value-type="string" calcext:value-type="string">
            <text:p>context-sendimage</text:p>
          </table:table-cell>
          <table:table-cell table:style-name="ce193" office:value-type="string" calcext:value-type="string">
            <text:p>-</text:p>
          </table:table-cell>
          <table:table-cell table:style-name="ce193" office:value-type="string" calcext:value-type="string">
            <text:p>#context-send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8" office:value-type="string" calcext:value-type="string">
            <text:p>-</text:p>
          </table:table-cell>
          <table:table-cell table:style-name="ce188" office:value-type="string" calcext:value-type="string">
            <text:p>#context-send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8" office:value-type="string" calcext:value-type="string">
            <text:p>MenuShortcut-48</text:p>
          </table:table-cell>
          <table:table-cell table:style-name="ce188" office:value-type="string" calcext:value-type="string">
            <text:p>コンテンツ領域のコンテキストメニュー＞この画像を共有</text:p>
          </table:table-cell>
          <table:table-cell table:style-name="ce188" office:value-type="string" calcext:value-type="string">
            <text:p>context-shareimage</text:p>
          </table:table-cell>
          <table:table-cell table:style-name="ce193" office:value-type="string" calcext:value-type="string">
            <text:p>-</text:p>
          </table:table-cell>
          <table:table-cell table:style-name="ce193" office:value-type="string" calcext:value-type="string">
            <text:p>#context-share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8" office:value-type="string" calcext:value-type="string">
            <text:p>-</text:p>
          </table:table-cell>
          <table:table-cell table:style-name="ce188" office:value-type="string" calcext:value-type="string">
            <text:p>#context-share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8" office:value-type="string" calcext:value-type="string">
            <text:p>MenuShortcut-49</text:p>
          </table:table-cell>
          <table:table-cell table:style-name="ce188" office:value-type="string" calcext:value-type="string">
            <text:p>コンテンツ領域のコンテキストメニュー＞動画のURLをメールで送信</text:p>
          </table:table-cell>
          <table:table-cell table:style-name="ce188" office:value-type="string" calcext:value-type="string">
            <text:p>context-sendvideo</text:p>
          </table:table-cell>
          <table:table-cell table:style-name="ce193" office:value-type="string" calcext:value-type="string">
            <text:p>-</text:p>
          </table:table-cell>
          <table:table-cell table:style-name="ce193" office:value-type="string" calcext:value-type="string">
            <text:p>#context-send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8" office:value-type="string" calcext:value-type="string">
            <text:p>-</text:p>
          </table:table-cell>
          <table:table-cell table:style-name="ce188" office:value-type="string" calcext:value-type="string">
            <text:p>#context-send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8" office:value-type="string" calcext:value-type="string">
            <text:p>MenuShortcut-50</text:p>
          </table:table-cell>
          <table:table-cell table:style-name="ce188" office:value-type="string" calcext:value-type="string">
            <text:p>コンテンツ領域のコンテキストメニュー＞この動画を共有</text:p>
          </table:table-cell>
          <table:table-cell table:style-name="ce188" office:value-type="string" calcext:value-type="string">
            <text:p>context-sharevideo</text:p>
          </table:table-cell>
          <table:table-cell table:style-name="ce193" office:value-type="string" calcext:value-type="string">
            <text:p>-</text:p>
          </table:table-cell>
          <table:table-cell table:style-name="ce193" office:value-type="string" calcext:value-type="string">
            <text:p>#context-share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8" office:value-type="string" calcext:value-type="string">
            <text:p>-</text:p>
          </table:table-cell>
          <table:table-cell table:style-name="ce188" office:value-type="string" calcext:value-type="string">
            <text:p>#context-share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8" office:value-type="string" calcext:value-type="string">
            <text:p>MenuShortcut-51</text:p>
          </table:table-cell>
          <table:table-cell table:style-name="ce188" office:value-type="string" calcext:value-type="string">
            <text:p>コンテンツ領域のコンテキストメニュー＞オーディオのURLをメールで送信</text:p>
          </table:table-cell>
          <table:table-cell table:style-name="ce188" office:value-type="string" calcext:value-type="string">
            <text:p>context-sendaudio</text:p>
          </table:table-cell>
          <table:table-cell table:style-name="ce193" office:value-type="string" calcext:value-type="string">
            <text:p>-</text:p>
          </table:table-cell>
          <table:table-cell table:style-name="ce193" office:value-type="string" calcext:value-type="string">
            <text:p>#context-sendaudi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8" office:value-type="string" calcext:value-type="string">
            <text:p>-</text:p>
          </table:table-cell>
          <table:table-cell table:style-name="ce188" office:value-type="string" calcext:value-type="string">
            <text:p>#context-sendaudi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8" office:value-type="string" calcext:value-type="string">
            <text:p>MenuShortcut-52</text:p>
          </table:table-cell>
          <table:table-cell table:style-name="ce188" office:value-type="string" calcext:value-type="string">
            <text:p>コンテンツ領域のコンテキストメニュー＞このページを共有</text:p>
          </table:table-cell>
          <table:table-cell table:style-name="ce188" office:value-type="string" calcext:value-type="string">
            <text:p>context-sharepage</text:p>
          </table:table-cell>
          <table:table-cell table:style-name="ce193"/>
          <table:table-cell table:style-name="ce193" office:value-type="string" calcext:value-type="string">
            <text:p>#context-sharep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8"/>
          <table:table-cell table:style-name="ce188" office:value-type="string" calcext:value-type="string">
            <text:p>#context-sharep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8" office:value-type="string" calcext:value-type="string">
            <text:p>MenuShortcut-53（廃止）</text:p>
          </table:table-cell>
          <table:table-cell table:style-name="ce188" office:value-type="string" calcext:value-type="string">
            <text:p>コンテンツ領域のコンテキストメニュー＞ページを保存する...</text:p>
          </table:table-cell>
          <table:table-cell table:style-name="ce188" office:value-type="string" calcext:value-type="string">
            <text:p>context-markpageMenu</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8" office:value-type="string" calcext:value-type="string">
            <text:p>MenuShortcut-54</text:p>
          </table:table-cell>
          <table:table-cell table:style-name="ce188" office:value-type="string" calcext:value-type="string">
            <text:p>コンテンツ領域のコンテキストメニュー＞選択範囲を共有</text:p>
          </table:table-cell>
          <table:table-cell table:style-name="ce188" office:value-type="string" calcext:value-type="string">
            <text:p>context-shareselect</text:p>
          </table:table-cell>
          <table:table-cell table:style-name="ce193" office:value-type="string" calcext:value-type="string">
            <text:p>-</text:p>
          </table:table-cell>
          <table:table-cell table:style-name="ce193" office:value-type="string" calcext:value-type="string">
            <text:p>#context-shareselect</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8" office:value-type="string" calcext:value-type="string">
            <text:p>-</text:p>
          </table:table-cell>
          <table:table-cell table:style-name="ce188" office:value-type="string" calcext:value-type="string">
            <text:p>#context-shareselect</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8" office:value-type="string" calcext:value-type="string">
            <text:p>MenuShortcut-55</text:p>
          </table:table-cell>
          <table:table-cell table:style-name="ce188" office:value-type="string" calcext:value-type="string">
            <text:p>コンテンツ領域のコンテキストメニュー＞デスクトップの背景に設定</text:p>
          </table:table-cell>
          <table:table-cell table:style-name="ce188" office:value-type="string" calcext:value-type="string">
            <text:p>context-setDesktopBackground</text:p>
          </table:table-cell>
          <table:table-cell table:style-name="ce193" office:value-type="string" calcext:value-type="string">
            <text:p>-</text:p>
          </table:table-cell>
          <table:table-cell table:style-name="ce193" office:value-type="string" calcext:value-type="string">
            <text:p>#context-setDesktopBackground</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8" office:value-type="string" calcext:value-type="string">
            <text:p>-</text:p>
          </table:table-cell>
          <table:table-cell table:style-name="ce188" office:value-type="string" calcext:value-type="string">
            <text:p>#context-setDesktopBackground</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2">
          <table:table-cell table:style-name="ce6"/>
          <table:table-cell table:style-name="ce6" table:formula="of:=IF(AND([.$A60]&lt;&gt;&quot;&quot;;NOT(ISNUMBER(FIND(&quot;廃止&quot;;[.$C60]))));MAX([.$B$1:.$B59])+1;&quot;&quot;)">
            <text:p/>
          </table:table-cell>
          <table:table-cell table:style-name="ce188" office:value-type="string" calcext:value-type="string">
            <text:p>MenuShortcut-56（廃止）</text:p>
          </table:table-cell>
          <table:table-cell table:style-name="ce188" office:value-type="string" calcext:value-type="string">
            <text:p>コンテンツ領域のコンテキストメニュー＞画像をブロック</text:p>
          </table:table-cell>
          <table:table-cell table:style-name="ce188" office:value-type="string" calcext:value-type="string">
            <text:p>context-blockim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60]=[.L60];[.G60]=[.M60];[.H60]=[.N60]);&quot;&quot;;IF([.L6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8" office:value-type="string" calcext:value-type="string">
            <text:p>MenuShortcut-57</text:p>
          </table:table-cell>
          <table:table-cell table:style-name="ce188" office:value-type="string" calcext:value-type="string">
            <text:p>コンテンツ領域のコンテキストメニュー＞要素を調査</text:p>
          </table:table-cell>
          <table:table-cell table:style-name="ce188" office:value-type="string" calcext:value-type="string">
            <text:p>context-inspect</text:p>
          </table:table-cell>
          <table:table-cell table:style-name="ce193" office:value-type="string" calcext:value-type="string">
            <text:p>-</text:p>
          </table:table-cell>
          <table:table-cell table:style-name="ce193" office:value-type="string" calcext:value-type="string">
            <text:p>#context-inspect,</text:p>
            <text:p>#inspec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8" office:value-type="string" calcext:value-type="string">
            <text:p>-</text:p>
          </table:table-cell>
          <table:table-cell table:style-name="ce188" office:value-type="string" calcext:value-type="string">
            <text:p>#context-inspect,</text:p>
            <text:p>#inspec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8" office:value-type="string" calcext:value-type="string">
            <text:p>MenuShortcut-58</text:p>
          </table:table-cell>
          <table:table-cell table:style-name="ce188" office:value-type="string" calcext:value-type="string">
            <text:p>ポップアップブロック＞このサイトによるポップアップを許可する</text:p>
          </table:table-cell>
          <table:table-cell table:style-name="ce188" office:value-type="string" calcext:value-type="string">
            <text:p>blockedPopupAllowSite</text:p>
          </table:table-cell>
          <table:table-cell table:style-name="ce193" office:value-type="string" calcext:value-type="string">
            <text:p>-</text:p>
          </table:table-cell>
          <table:table-cell table:style-name="ce193" office:value-type="string" calcext:value-type="string">
            <text:p>#blockedPopupOptions menuitem[observes='blockedPopupAllowSi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AllowSi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8" office:value-type="string" calcext:value-type="string">
            <text:p>MenuShortcut-59</text:p>
          </table:table-cell>
          <table:table-cell table:style-name="ce188" office:value-type="string" calcext:value-type="string">
            <text:p>ポップアップブロック＞ポップアップブロック設定を変更</text:p>
          </table:table-cell>
          <table:table-cell table:style-name="ce188" office:value-type="string" calcext:value-type="string">
            <text:p>blockedPopupEditSettings</text:p>
          </table:table-cell>
          <table:table-cell table:style-name="ce193" office:value-type="string" calcext:value-type="string">
            <text:p>-</text:p>
          </table:table-cell>
          <table:table-cell table:style-name="ce193" office:value-type="string" calcext:value-type="string">
            <text:p>#blockedPopupOptions menuitem[observes='blockedPopupEditSetting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EditSetting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3">
          <table:table-cell table:style-name="ce6"/>
          <table:table-cell table:style-name="ce6" table:formula="of:=IF(AND([.$A64]&lt;&gt;&quot;&quot;;NOT(ISNUMBER(FIND(&quot;廃止&quot;;[.$C64]))));MAX([.$B$1:.$B63])+1;&quot;&quot;)">
            <text:p/>
          </table:table-cell>
          <table:table-cell table:style-name="ce188" office:value-type="string" calcext:value-type="string">
            <text:p>MenuShortcut-60（廃止）</text:p>
          </table:table-cell>
          <table:table-cell table:style-name="ce18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8" office:value-type="string" calcext:value-type="string">
            <text:p>permissions</text:p>
          </table:table-cell>
          <table:table-cell table:style-name="ce193" office:value-type="string" calcext:value-type="string">
            <text:p>-</text:p>
          </table:table-cell>
          <table:table-cell table:style-name="ce193" office:value-type="string" calcext:value-type="string">
            <text:p>Hide-4に移動</text:p>
          </table:table-cell>
          <table:table-cell table:style-name="ce193"/>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8" office:value-type="string" calcext:value-type="string">
            <text:p>-</text:p>
          </table:table-cell>
          <table:table-cell table:style-name="ce188" office:value-type="string" calcext:value-type="string">
            <text:p>Hide-4に移動</text:p>
          </table:table-cell>
          <table:table-cell table:style-name="ce188"/>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8" office:value-type="string" calcext:value-type="string">
            <text:p>MenuShortcut-61（廃止）</text:p>
          </table:table-cell>
          <table:table-cell table:style-name="ce188" office:value-type="string" calcext:value-type="string">
            <text:p>キャレットブラウズモード</text:p>
          </table:table-cell>
          <table:table-cell table:style-name="ce188" office:value-type="string" calcext:value-type="string">
            <text:p>caretbrowse</text:p>
          </table:table-cell>
          <table:table-cell table:style-name="ce193" office:value-type="string" calcext:value-type="string">
            <text:p>-</text:p>
          </table:table-cell>
          <table:table-cell table:style-name="ce193" office:value-type="string" calcext:value-type="string">
            <text:p>Ui-2を参照</text:p>
          </table:table-cell>
          <table:table-cell table:style-name="ce193"/>
          <table:table-cell table:style-name="ce6" table:number-columns-repeated="2"/>
          <table:table-cell table:style-name="ce6" table:formula="of:=IF(AND([.F65]=[.L65];[.G65]=[.M65];[.H65]=[.N65]);&quot;&quot;;IF([.L65]=&quot;&quot;;&quot;新規&quot;;&quot;変更あり&quot;))">
            <text:p/>
          </table:table-cell>
          <table:table-cell table:style-name="ce188" office:value-type="string" calcext:value-type="string">
            <text:p>-</text:p>
          </table:table-cell>
          <table:table-cell table:style-name="ce188" office:value-type="string" calcext:value-type="string">
            <text:p>Ui-2を参照</text:p>
          </table:table-cell>
          <table:table-cell table:style-name="ce188"/>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8"/>
          <table:table-cell table:style-name="ce193" office:value-type="string" calcext:value-type="string">
            <text:p>Ctrl-T</text:p>
          </table:table-cell>
          <table:table-cell table:style-name="ce193" office:value-type="string" calcext:value-type="string">
            <text:p>#menu_newNavigatorTab,#key_newNavigatorTab</text:p>
          </table:table-cell>
          <table:table-cell table:style-name="ce193"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8" office:value-type="string" calcext:value-type="string">
            <text:p>Ctrl-T</text:p>
          </table:table-cell>
          <table:table-cell table:style-name="ce188" office:value-type="string" calcext:value-type="string">
            <text:p>#menu_newNavigatorTab,#key_newNavigatorTab</text:p>
          </table:table-cell>
          <table:table-cell table:style-name="ce188"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8"/>
          <table:table-cell table:style-name="ce193" office:value-type="string" calcext:value-type="string">
            <text:p>-</text:p>
          </table:table-cell>
          <table:table-cell table:style-name="ce193" office:value-type="string" calcext:value-type="string">
            <text:p>#context-openlinkintab</text:p>
          </table:table-cell>
          <table:table-cell table:style-name="ce193"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8" office:value-type="string" calcext:value-type="string">
            <text:p>-</text:p>
          </table:table-cell>
          <table:table-cell table:style-name="ce188" office:value-type="string" calcext:value-type="string">
            <text:p>#context-openlinkintab</text:p>
          </table:table-cell>
          <table:table-cell table:style-name="ce188"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8" office:value-type="string" calcext:value-type="string">
            <text:p>MenuShortcut-64</text:p>
          </table:table-cell>
          <table:table-cell table:style-name="ce188" office:value-type="string" calcext:value-type="string">
            <text:p>ツール＞ウェブ開発＞Service Worker</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93"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8"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4">
          <table:table-cell table:style-name="ce6"/>
          <table:table-cell table:style-name="ce6" table:formula="of:=IF(AND([.$A69]&lt;&gt;&quot;&quot;;NOT(ISNUMBER(FIND(&quot;廃止&quot;;[.$C69]))));MAX([.$B$1:.$B68])+1;&quot;&quot;)">
            <text:p/>
          </table:table-cell>
          <table:table-cell table:style-name="ce188" office:value-type="string" calcext:value-type="string">
            <text:p>MenuShortcut-65</text:p>
          </table:table-cell>
          <table:table-cell table:style-name="ce188" office:value-type="string" calcext:value-type="string">
            <text:p>ツール＞ウェブ開発＞ブラウザーコンテンツツールボックス</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93"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8"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8"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19">
          <table:table-cell/>
          <table:table-cell table:formula="of:=IF([.$A70]&lt;&gt;&quot;&quot;;MAX([.$B$1:.$B69])+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1]&lt;&gt;&quot;&quot;;MAX([.$B$1:.$B70])+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2]&lt;&gt;&quot;&quot;;MAX([.$B$1:.$B71])+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3]&lt;&gt;&quot;&quot;;MAX([.$B$1:.$B72])+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4]&lt;&gt;&quot;&quot;;MAX([.$B$1:.$B73])+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5]&lt;&gt;&quot;&quot;;MAX([.$B$1:.$B74])+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6]&lt;&gt;&quot;&quot;;MAX([.$B$1:.$B75])+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7]&lt;&gt;&quot;&quot;;MAX([.$B$1:.$B76])+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8]&lt;&gt;&quot;&quot;;MAX([.$B$1:.$B77])+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9]&lt;&gt;&quot;&quot;;MAX([.$B$1:.$B78])+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0]&lt;&gt;&quot;&quot;;MAX([.$B$1:.$B79])+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1]&lt;&gt;&quot;&quot;;MAX([.$B$1:.$B80])+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2]&lt;&gt;&quot;&quot;;MAX([.$B$1:.$B81])+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3]&lt;&gt;&quot;&quot;;MAX([.$B$1:.$B82])+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4]&lt;&gt;&quot;&quot;;MAX([.$B$1:.$B83])+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5]&lt;&gt;&quot;&quot;;MAX([.$B$1:.$B84])+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6]&lt;&gt;&quot;&quot;;MAX([.$B$1:.$B85])+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7]&lt;&gt;&quot;&quot;;MAX([.$B$1:.$B86])+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8]&lt;&gt;&quot;&quot;;MAX([.$B$1:.$B87])+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9]&lt;&gt;&quot;&quot;;MAX([.$B$1:.$B88])+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0]&lt;&gt;&quot;&quot;;MAX([.$B$1:.$B89])+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1]&lt;&gt;&quot;&quot;;MAX([.$B$1:.$B90])+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2]&lt;&gt;&quot;&quot;;MAX([.$B$1:.$B91])+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3]&lt;&gt;&quot;&quot;;MAX([.$B$1:.$B92])+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4]&lt;&gt;&quot;&quot;;MAX([.$B$1:.$B93])+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5]&lt;&gt;&quot;&quot;;MAX([.$B$1:.$B94])+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6]&lt;&gt;&quot;&quot;;MAX([.$B$1:.$B95])+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7]&lt;&gt;&quot;&quot;;MAX([.$B$1:.$B96])+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8]&lt;&gt;&quot;&quot;;MAX([.$B$1:.$B97])+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9]&lt;&gt;&quot;&quot;;MAX([.$B$1:.$B98])+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100]&lt;&gt;&quot;&quot;;MAX([.$B$1:.$B99])+1;&quot;&quot;)">
            <text:p/>
          </table:table-cell>
          <table:table-cell table:style-name="ce190" table:number-columns-repeated="12"/>
          <table:table-cell table:number-columns-repeated="20"/>
          <table:table-cell table:style-name="ce68"/>
          <table:table-cell table:number-columns-repeated="989"/>
        </table:table-row>
        <table:table-row table:style-name="ro119" table:number-rows-repeated="899">
          <table:table-cell table:number-columns-repeated="2"/>
          <table:table-cell table:style-name="ce190" table:number-columns-repeated="12"/>
          <table:table-cell table:number-columns-repeated="20"/>
          <table:table-cell table:style-name="ce68"/>
          <table:table-cell table:number-columns-repeated="98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5">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6">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74">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6" office:value-type="string" calcext:value-type="string">
            <text:p>アドオン「Disable Sync」はFirefox 60非対応のためMCD設定にて対応する</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7">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28">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29">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96">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0">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6">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2">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19">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3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1">0000/00/00</text:date>, <text:time style:data-style-name="N2" text:time-value="15:18:27.67254378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1T15:29:25.698191796</dc:date>
    <meta:editing-duration>P8DT20H8M33S</meta:editing-duration>
    <meta:editing-cycles>526</meta:editing-cycles>
    <meta:document-statistic meta:table-count="5" meta:cell-count="9569" meta:object-count="0"/>
  </office:meta>
</office:document-meta>
</file>